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line-height="150%"/>
      <style:text-properties officeooo:rsid="000b38fe" officeooo:paragraph-rsid="000b38fe"/>
    </style:style>
    <style:style style:name="P2" style:family="paragraph" style:parent-style-name="Text_20_body">
      <style:paragraph-properties fo:line-height="150%"/>
      <style:text-properties officeooo:paragraph-rsid="000c1312"/>
    </style:style>
    <style:style style:name="P3" style:family="paragraph" style:parent-style-name="Heading_20_3">
      <style:paragraph-properties fo:line-height="150%"/>
      <style:text-properties officeooo:rsid="000f4d23" officeooo:paragraph-rsid="000f4d23"/>
    </style:style>
    <style:style style:name="P4" style:family="paragraph" style:parent-style-name="Text_20_body">
      <style:paragraph-properties fo:line-height="150%"/>
      <style:text-properties officeooo:rsid="001596da" officeooo:paragraph-rsid="00189f2d"/>
    </style:style>
    <style:style style:name="P5" style:family="paragraph" style:parent-style-name="Text_20_body">
      <style:paragraph-properties fo:line-height="150%"/>
      <style:text-properties officeooo:paragraph-rsid="001eb3f5"/>
    </style:style>
    <style:style style:name="P6" style:family="paragraph" style:parent-style-name="Text_20_body">
      <style:paragraph-properties fo:line-height="150%"/>
      <style:text-properties officeooo:paragraph-rsid="002a4f26"/>
    </style:style>
    <style:style style:name="P7" style:family="paragraph" style:parent-style-name="Heading_20_3">
      <style:paragraph-properties fo:line-height="150%"/>
      <style:text-properties officeooo:rsid="000f4d23" officeooo:paragraph-rsid="00172d04"/>
    </style:style>
    <style:style style:name="P8" style:family="paragraph" style:parent-style-name="Text_20_body">
      <style:paragraph-properties fo:line-height="150%"/>
      <style:text-properties officeooo:rsid="002e1a08" officeooo:paragraph-rsid="003941e3"/>
    </style:style>
    <style:style style:name="P9" style:family="paragraph" style:parent-style-name="Text_20_body">
      <style:paragraph-properties fo:line-height="150%"/>
      <style:text-properties officeooo:rsid="00313b6b" officeooo:paragraph-rsid="00313b6b"/>
    </style:style>
    <style:style style:name="P10" style:family="paragraph" style:parent-style-name="Heading_20_3">
      <style:paragraph-properties fo:line-height="150%"/>
      <style:text-properties officeooo:paragraph-rsid="003eb226"/>
    </style:style>
    <style:style style:name="P11" style:family="paragraph" style:parent-style-name="Text_20_body">
      <style:paragraph-properties fo:line-height="150%"/>
      <style:text-properties officeooo:paragraph-rsid="004ead8f"/>
    </style:style>
    <style:style style:name="P12" style:family="paragraph" style:parent-style-name="Text_20_body">
      <style:paragraph-properties fo:line-height="150%"/>
      <style:text-properties style:font-name="Arial" officeooo:rsid="004d8108" officeooo:paragraph-rsid="004d8108"/>
    </style:style>
    <style:style style:name="P13" style:family="paragraph" style:parent-style-name="Text_20_body">
      <style:paragraph-properties fo:line-height="150%" fo:text-align="start" style:justify-single-word="false"/>
    </style:style>
    <style:style style:name="P14" style:family="paragraph" style:parent-style-name="Text_20_body">
      <style:paragraph-properties fo:line-height="150%" fo:text-align="start" style:justify-single-word="false"/>
      <style:text-properties fo:font-weight="normal" officeooo:rsid="00432d5f" officeooo:paragraph-rsid="00432d5f" style:font-weight-asian="normal" style:font-weight-complex="normal"/>
    </style:style>
    <style:style style:name="P15" style:family="paragraph" style:parent-style-name="Heading_20_3">
      <style:paragraph-properties fo:line-height="150%"/>
      <style:text-properties officeooo:paragraph-rsid="003b7e75"/>
    </style:style>
    <style:style style:name="P16" style:family="paragraph" style:parent-style-name="Text_20_body">
      <style:paragraph-properties fo:line-height="150%"/>
      <style:text-properties style:font-name="Arial" fo:font-weight="normal" officeooo:rsid="003b7e75" style:font-weight-asian="normal" style:font-weight-complex="normal"/>
    </style:style>
    <style:style style:name="P17" style:family="paragraph" style:parent-style-name="Text_20_body">
      <style:paragraph-properties fo:line-height="150%"/>
      <style:text-properties style:font-name="Arial" fo:font-weight="bold" officeooo:rsid="003b7e75" officeooo:paragraph-rsid="003b7e75"/>
    </style:style>
    <style:style style:name="P18" style:family="paragraph" style:parent-style-name="Heading_20_1">
      <style:paragraph-properties fo:line-height="150%"/>
      <style:text-properties officeooo:paragraph-rsid="0018fa5c"/>
    </style:style>
    <style:style style:name="P19" style:family="paragraph" style:parent-style-name="Text_20_body">
      <style:paragraph-properties fo:line-height="150%"/>
      <style:text-properties officeooo:paragraph-rsid="00432d5f"/>
    </style:style>
    <style:style style:name="P20" style:family="paragraph" style:parent-style-name="Text_20_body">
      <style:paragraph-properties fo:line-height="150%"/>
      <style:text-properties officeooo:paragraph-rsid="0018fa5c"/>
    </style:style>
    <style:style style:name="P21" style:family="paragraph" style:parent-style-name="Text_20_body">
      <style:paragraph-properties fo:line-height="150%"/>
      <style:text-properties fo:font-size="11pt" officeooo:paragraph-rsid="0018fa5c" style:font-size-asian="11pt" style:font-size-complex="11pt"/>
    </style:style>
    <style:style style:name="P22" style:family="paragraph" style:parent-style-name="Text_20_body">
      <style:paragraph-properties fo:line-height="150%"/>
      <style:text-properties officeooo:rsid="0045785a" officeooo:paragraph-rsid="004ead8f"/>
    </style:style>
    <style:style style:name="P23" style:family="paragraph" style:parent-style-name="Text_20_body">
      <style:paragraph-properties fo:line-height="150%"/>
      <style:text-properties officeooo:paragraph-rsid="0047305a"/>
    </style:style>
    <style:style style:name="P24" style:family="paragraph" style:parent-style-name="Text_20_body">
      <style:paragraph-properties fo:line-height="150%"/>
      <style:text-properties fo:font-size="11pt" officeooo:rsid="0045785a" style:font-size-asian="11pt" style:font-size-complex="11pt"/>
    </style:style>
    <style:style style:name="P25" style:family="paragraph" style:parent-style-name="Text_20_body">
      <style:paragraph-properties fo:line-height="150%"/>
      <style:text-properties fo:font-size="11pt" officeooo:rsid="0045785a" officeooo:paragraph-rsid="0045785a" style:font-size-asian="11pt" style:font-size-complex="11pt"/>
    </style:style>
    <style:style style:name="T1" style:family="text">
      <style:text-properties officeooo:rsid="00378414"/>
    </style:style>
    <style:style style:name="T2" style:family="text">
      <style:text-properties style:font-name="Arial" officeooo:rsid="000c1312"/>
    </style:style>
    <style:style style:name="T3" style:family="text">
      <style:text-properties style:font-name="Arial" officeooo:rsid="000c85ed"/>
    </style:style>
    <style:style style:name="T4" style:family="text">
      <style:text-properties style:font-name="Arial" officeooo:rsid="000e2eea"/>
    </style:style>
    <style:style style:name="T5" style:family="text">
      <style:text-properties style:font-name="Arial" officeooo:rsid="000f4d23"/>
    </style:style>
    <style:style style:name="T6" style:family="text">
      <style:text-properties fo:font-weight="normal" style:font-weight-asian="normal" style:font-weight-complex="normal"/>
    </style:style>
    <style:style style:name="T7" style:family="text">
      <style:text-properties fo:font-weight="normal" officeooo:rsid="00172d04" style:font-weight-asian="normal" style:font-weight-complex="normal"/>
    </style:style>
    <style:style style:name="T8" style:family="text">
      <style:text-properties fo:font-weight="normal" officeooo:rsid="002e1a08" style:font-weight-asian="normal" style:font-weight-complex="normal"/>
    </style:style>
    <style:style style:name="T9" style:family="text">
      <style:text-properties fo:font-weight="normal" officeooo:rsid="004ead8f" style:font-weight-asian="normal" style:font-weight-complex="normal"/>
    </style:style>
    <style:style style:name="T10" style:family="text">
      <style:text-properties fo:font-weight="normal" officeooo:rsid="0018347d" style:font-weight-asian="normal" style:font-weight-complex="normal"/>
    </style:style>
    <style:style style:name="T11" style:family="text">
      <style:text-properties fo:font-weight="normal" officeooo:rsid="001a1311" style:font-weight-asian="normal" style:font-weight-complex="normal"/>
    </style:style>
    <style:style style:name="T12" style:family="text">
      <style:text-properties fo:font-weight="normal" officeooo:rsid="001b8c19" style:font-weight-asian="normal" style:font-weight-complex="normal"/>
    </style:style>
    <style:style style:name="T13" style:family="text">
      <style:text-properties fo:font-weight="normal" officeooo:rsid="001e1a33" style:font-weight-asian="normal" style:font-weight-complex="normal"/>
    </style:style>
    <style:style style:name="T14" style:family="text">
      <style:text-properties officeooo:rsid="0020b257"/>
    </style:style>
    <style:style style:name="T15" style:family="text">
      <style:text-properties officeooo:rsid="00249e6c"/>
    </style:style>
    <style:style style:name="T16" style:family="text">
      <style:text-properties officeooo:rsid="00214a9f"/>
    </style:style>
    <style:style style:name="T17" style:family="text">
      <style:text-properties officeooo:rsid="00255309"/>
    </style:style>
    <style:style style:name="T18" style:family="text">
      <style:text-properties officeooo:rsid="00224f2c"/>
    </style:style>
    <style:style style:name="T19" style:family="text">
      <style:text-properties officeooo:rsid="00240251"/>
    </style:style>
    <style:style style:name="T20" style:family="text">
      <style:text-properties officeooo:rsid="004ead8f"/>
    </style:style>
    <style:style style:name="T21" style:family="text">
      <style:text-properties officeooo:rsid="0022ca5c"/>
    </style:style>
    <style:style style:name="T22" style:family="text">
      <style:text-properties style:text-position="super 58%" officeooo:rsid="0022ca5c"/>
    </style:style>
    <style:style style:name="T23" style:family="text">
      <style:text-properties officeooo:rsid="0027252e"/>
    </style:style>
    <style:style style:name="T24" style:family="text">
      <style:text-properties officeooo:rsid="00286956"/>
    </style:style>
    <style:style style:name="T25" style:family="text">
      <style:text-properties fo:font-weight="normal" officeooo:rsid="00286956" style:font-weight-asian="normal" style:font-weight-complex="normal"/>
    </style:style>
    <style:style style:name="T26" style:family="text">
      <style:text-properties fo:font-weight="normal" officeooo:rsid="002d3809" style:font-weight-asian="normal" style:font-weight-complex="normal"/>
    </style:style>
    <style:style style:name="T27" style:family="text">
      <style:text-properties fo:font-weight="normal" officeooo:rsid="002c0fcf" style:font-weight-asian="normal" style:font-weight-complex="normal"/>
    </style:style>
    <style:style style:name="T28" style:family="text">
      <style:text-properties fo:font-weight="normal" officeooo:rsid="002f4292" style:font-weight-asian="normal" style:font-weight-complex="normal"/>
    </style:style>
    <style:style style:name="T29" style:family="text">
      <style:text-properties fo:font-weight="normal" officeooo:rsid="002a4f26" style:font-weight-asian="normal" style:font-weight-complex="normal"/>
    </style:style>
    <style:style style:name="T30" style:family="text">
      <style:text-properties fo:font-weight="normal" officeooo:rsid="0035174c" style:font-weight-asian="normal" style:font-weight-complex="normal"/>
    </style:style>
    <style:style style:name="T31" style:family="text">
      <style:text-properties fo:font-weight="normal" officeooo:rsid="0031d5b3" style:font-weight-asian="normal" style:font-weight-complex="normal"/>
    </style:style>
    <style:style style:name="T32" style:family="text">
      <style:text-properties officeooo:rsid="00122e38"/>
    </style:style>
    <style:style style:name="T33" style:family="text">
      <style:text-properties officeooo:rsid="002e1a08"/>
    </style:style>
    <style:style style:name="T34" style:family="text">
      <style:text-properties officeooo:rsid="00332e20"/>
    </style:style>
    <style:style style:name="T35" style:family="text">
      <style:text-properties officeooo:rsid="003293a6"/>
    </style:style>
    <style:style style:name="T36" style:family="text">
      <style:text-properties officeooo:rsid="00313b6b"/>
    </style:style>
    <style:style style:name="T37" style:family="text">
      <style:text-properties officeooo:rsid="0031d5b3"/>
    </style:style>
    <style:style style:name="T38" style:family="text">
      <style:text-properties officeooo:rsid="0035174c"/>
    </style:style>
    <style:style style:name="T39" style:family="text">
      <style:text-properties officeooo:rsid="00359fa0"/>
    </style:style>
    <style:style style:name="T40" style:family="text">
      <style:text-properties officeooo:rsid="0037132d"/>
    </style:style>
    <style:style style:name="T41" style:family="text">
      <style:text-properties style:font-name="Arial" officeooo:rsid="003eb226"/>
    </style:style>
    <style:style style:name="T42" style:family="text">
      <style:text-properties style:font-name="Arial" officeooo:rsid="003b7e75"/>
    </style:style>
    <style:style style:name="T43" style:family="text">
      <style:text-properties style:font-name="Arial" officeooo:rsid="0045785a"/>
    </style:style>
    <style:style style:name="T44" style:family="text">
      <style:text-properties style:font-name="Arial" officeooo:rsid="003f8482"/>
    </style:style>
    <style:style style:name="T45" style:family="text">
      <style:text-properties style:font-name="Arial" officeooo:rsid="0047305a"/>
    </style:style>
    <style:style style:name="T46" style:family="text">
      <style:text-properties style:font-name="Arial" officeooo:rsid="004bdad3"/>
    </style:style>
    <style:style style:name="T47" style:family="text">
      <style:text-properties style:font-name="Arial" officeooo:rsid="0047472e"/>
    </style:style>
    <style:style style:name="T48" style:family="text">
      <style:text-properties style:font-name="Arial" officeooo:rsid="004b8d64"/>
    </style:style>
    <style:style style:name="T49" style:family="text">
      <style:text-properties style:font-name="Arial" officeooo:rsid="004932bd"/>
    </style:style>
    <style:style style:name="T50" style:family="text">
      <style:text-properties style:font-name="Arial" officeooo:rsid="0049d2d9"/>
    </style:style>
    <style:style style:name="T51" style:family="text">
      <style:text-properties style:font-name="Arial" officeooo:rsid="004d8108"/>
    </style:style>
    <style:style style:name="T52" style:family="text">
      <style:text-properties officeooo:rsid="003eb226"/>
    </style:style>
    <style:style style:name="T53" style:family="text">
      <style:text-properties officeooo:rsid="003b7e75"/>
    </style:style>
    <style:style style:name="T54" style:family="text">
      <style:text-properties fo:font-weight="bold"/>
    </style:style>
    <style:style style:name="T55" style:family="text">
      <style:text-properties fo:font-weight="normal" officeooo:rsid="0040022f" style:font-weight-asian="normal" style:font-weight-complex="normal"/>
    </style:style>
    <style:style style:name="T56" style:family="text">
      <style:text-properties fo:font-weight="normal" officeooo:rsid="00405de7" style:font-weight-asian="normal" style:font-weight-complex="normal"/>
    </style:style>
    <style:style style:name="T57" style:family="text">
      <style:text-properties fo:font-weight="normal" officeooo:rsid="00432d5f" style:font-weight-asian="normal" style:font-weight-complex="normal"/>
    </style:style>
    <style:style style:name="T58" style:family="text">
      <style:text-properties fo:font-weight="normal" officeooo:rsid="0045785a" style:font-weight-asian="normal" style:font-weight-complex="normal"/>
    </style:style>
    <style:style style:name="T59" style:family="text">
      <style:text-properties fo:font-weight="normal" officeooo:rsid="0042c66d" style:font-weight-asian="normal" style:font-weight-complex="normal"/>
    </style:style>
    <style:style style:name="T60" style:family="text">
      <style:text-properties fo:font-weight="normal" officeooo:rsid="0047305a" style:font-weight-asian="normal" style:font-weight-complex="normal"/>
    </style:style>
    <style:style style:name="T61" style:family="text">
      <style:text-properties officeooo:rsid="004506e2"/>
    </style:style>
    <style:style style:name="T62" style:family="text">
      <style:text-properties officeooo:rsid="0049d2d9"/>
    </style:style>
    <style:style style:name="T63" style:family="text">
      <style:text-properties officeooo:rsid="004932bd"/>
    </style:style>
    <style:style style:name="T64" style:family="text">
      <style:text-properties fo:font-weight="bold" officeooo:rsid="003b7e75"/>
    </style:style>
    <style:style style:name="T65" style:family="text">
      <style:text-properties officeooo:rsid="003dcbe3"/>
    </style:style>
    <style:style style:name="T66" style:family="text">
      <style:text-properties officeooo:rsid="003f2b1f"/>
    </style:style>
    <style:style style:name="T67" style:family="text">
      <style:text-properties officeooo:rsid="0018fa5c"/>
    </style:style>
    <style:style style:name="T68" style:family="text">
      <style:text-properties fo:font-size="11pt" style:font-size-asian="11pt" style:font-size-complex="11pt"/>
    </style:style>
    <style:style style:name="T69" style:family="text">
      <style:text-properties fo:font-size="11pt" officeooo:rsid="0018fa5c" style:font-size-asian="11pt" style:font-size-complex="11pt"/>
    </style:style>
    <style:style style:name="T70" style:family="text">
      <style:text-properties fo:font-size="11pt" officeooo:rsid="00432d5f" style:font-size-asian="11pt" style:font-size-complex="11pt"/>
    </style:style>
    <style:style style:name="T71" style:family="text">
      <style:text-properties fo:font-size="11pt" officeooo:rsid="001b8c19" style:font-size-asian="11pt" style:font-size-complex="11pt"/>
    </style:style>
    <style:style style:name="T72" style:family="text">
      <style:text-properties fo:font-size="11pt" officeooo:rsid="004ead8f" style:font-size-asian="11pt" style:font-size-complex="11pt"/>
    </style:style>
    <style:style style:name="T73" style:family="text">
      <style:text-properties fo:font-size="11pt" fo:font-style="italic" style:font-size-asian="11pt" style:font-size-complex="11pt"/>
    </style:style>
    <style:style style:name="T74" style:family="text">
      <style:text-properties fo:font-size="11pt" officeooo:rsid="00240251" style:font-size-asian="11pt" style:font-size-complex="11pt"/>
    </style:style>
    <style:style style:name="T75" style:family="text">
      <style:text-properties fo:font-style="italic"/>
    </style:style>
    <style:style style:name="T76" style:family="text">
      <style:text-properties officeooo:rsid="004faf0a"/>
    </style:style>
    <style:style style:name="T77" style:family="text">
      <style:text-properties fo:font-size="11pt" officeooo:rsid="0047305a" style:font-size-asian="11pt" style:font-size-complex="11pt"/>
    </style:style>
    <style:style style:name="T78" style:family="text">
      <style:text-properties fo:font-size="11pt" officeooo:rsid="00405de7" style:font-size-asian="11pt" style:font-size-complex="11pt"/>
    </style:style>
    <style:style style:name="T79" style:family="text">
      <style:text-properties fo:font-size="11pt" fo:font-style="italic" officeooo:rsid="00405de7" style:font-size-asian="11pt" style:font-size-complex="11pt"/>
    </style:style>
    <style:style style:name="T80" style:family="text">
      <style:text-properties fo:font-size="11pt" fo:font-style="italic" officeooo:rsid="00432d5f"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oject Management System: Existing Solutions <text:span text:style-name="T1">Review</text:span></text:h>
      <text:p text:style-name="P2"><text:span text:style-name="T2">The </text:span><text:span text:style-name="T3">ecosystem of digital solutions aimed at addressing the inefficiencies in academic management is already mature enough </text:span><text:span text:style-name="T4">to justify their widespread adoption among </text:span><text:span text:style-name="T5">colleges and universities</text:span><text:span text:style-name="T4"> around the globe. </text:span><text:span text:style-name="T5">The extent of their integration with existing IT infrastructure vary significantly from one institution to another. For instance, </text:span>some institutions use standard tools like Learning Management Systems for <text:span text:style-name="T6">basic </text:span><text:span text:style-name="T7">communication and deliverable handling</text:span><text:span text:style-name="T6">. Others, however, adopt </text:span><text:span text:style-name="T7">centralized full-fledged platforms to manage the entire supervision process from smart meeting scheduling to document management with progress tracking. </text:span><text:span text:style-name="T8">The following are five such solutions, derived from both commercial software and academic research.</text:span></text:p>
      <text:h text:style-name="P3" text:outline-level="3">1) Creatrix Campus</text:h>
      <text:p text:style-name="P4"><text:span text:style-name="T6">Creatrix Campus </text:span><text:span text:style-name="T9">(Creatrix Campus, 2025.-a) </text:span><text:span text:style-name="T6">is a comprehensive, cloud-based software platform </text:span><text:span text:style-name="T10">that</text:span><text:span text:style-name="T6"> functions as an </text:span><text:span text:style-name="T10">Enterprise Resource Planning software (see Appendix) for higher education institutions, aiming to automate the entire student lifecycle from admission to graduation. </text:span><text:span text:style-name="T9">The platform is modular, with its functionalities separated </text:span><text:span text:style-name="T11">into </text:span><text:span text:style-name="T9">components that are</text:span><text:span text:style-name="T11"> billed separately, </text:span><text:span text:style-name="T9">allowing an institution to assemble a custom system to suit their specific needs</text:span><text:span text:style-name="T11">. For example, the centralized platform proposed necessitates at least 2 modules </text:span><text:span text:style-name="T12">as prerequisites</text:span><text:span text:style-name="T11"> – Thesis Management System </text:span><text:span text:style-name="T12">and </text:span><text:span text:style-name="T11">Meeting </text:span><text:span text:style-name="T12">Management Software.</text:span></text:p>
      <text:p text:style-name="P5"><text:span text:style-name="T12">The Thesis Management System </text:span><text:span text:style-name="T13">(Creatrix Campus, </text:span><text:span text:style-name="T12">2025</text:span><text:span text:style-name="T13">.-</text:span><text:span text:style-name="T9">b</text:span><text:span text:style-name="T13">)</text:span> manages dissertation processes by minimizing challenges faced by scholars. <text:span text:style-name="T14">For example,</text:span> <text:span text:style-name="T14">document submission and re-submission is handled through a centralized repository for change tracking and version management. Furthermore, each submission is subject to </text:span><text:span text:style-name="T15">configurable</text:span><text:span text:style-name="T14"> </text:span><text:span text:style-name="T16">review and approval workflows </text:span><text:span text:style-name="T17">that can potentially accommodate an institution’s custom AI-powered feedback compliance checker through API (see Appendix) requests</text:span><text:span text:style-name="T16">. The system also provides progress tracking for both students and supervisors to monitor the status of the project. </text:span><text:span text:style-name="T18">On the other hand, t</text:span><text:span text:style-name="T16">he Meeting Management Software </text:span><text:span text:style-name="T19">(Creatrix Campus, 2025.-</text:span><text:span text:style-name="T20">c</text:span><text:span text:style-name="T19">)</text:span><text:span text:style-name="T16"> provides the necessary utilities for meeting scheduling. These include scheduling conflict avoidance, </text:span><text:span text:style-name="T18">automated meeting reminders and metrics such as attendance tracking. </text:span><text:span text:style-name="T21">It also offers extensive support with 3</text:span><text:span text:style-name="T22">rd</text:span><text:span text:style-name="T21"> party calendar apps.</text:span></text:p>
      <text:p text:style-name="P6"><text:soft-page-break/><text:span text:style-name="T23">While Creatrix Campus can provide a solution to the problem of academic supervision overhead, it has some critical limitations. </text:span><text:span text:style-name="T24">Firstly, the extent to which workflows can be customized is limited </text:span><text:span text:style-name="T13">(Creatrix Campus, </text:span><text:span text:style-name="T12">2025</text:span><text:span text:style-name="T13">.-</text:span><text:span text:style-name="T9">b</text:span><text:span text:style-name="T13">) </text:span><text:span text:style-name="T25">and can be a point of contention </text:span><text:span text:style-name="T26">during</text:span><text:span text:style-name="T25"> integrat</text:span><text:span text:style-name="T27">i</text:span><text:span text:style-name="T28">on</text:span><text:span text:style-name="T25"> with </text:span><text:span text:style-name="T29">a custom-built feedback compliance checker. More importantly however, its enterprise-level pricing model presents a significant financial barrier. </text:span><text:span text:style-name="T27">Coupled with the platform’s customi</text:span><text:span text:style-name="T30">z</text:span><text:span text:style-name="T27">ation limits, this forces institutions to evaluate whether the value provided is justifiable, especially when </text:span><text:span text:style-name="T31">more viable and budget-friendly</text:span><text:span text:style-name="T27"> alternatives exist.</text:span></text:p>
      <text:h text:style-name="P7" text:outline-level="3"><text:span text:style-name="T32">2</text:span>) <text:span text:style-name="T33">Project Supervision System (B</text:span><text:span text:style-name="T34">eekhy</text:span><text:span text:style-name="T33">, 2013)</text:span></text:h>
      <text:p text:style-name="P8">The Project Supervision System (PSS), as proposed by the <text:span text:style-name="T35">B</text:span><text:span text:style-name="T34">eekhy (2013)</text:span>, is a web-based, multi-user system that aims <text:span text:style-name="T36">to address the inefficiencies in ad-hoc supervisory processes by standardizing the way supervisors interact with their students. </text:span><text:span text:style-name="T37">It comprises of an </text:span><text:span text:style-name="T38">A</text:span><text:span text:style-name="T37">ppointment </text:span><text:span text:style-name="T38">S</text:span><text:span text:style-name="T37">cheduling </text:span><text:span text:style-name="T38">sub</text:span><text:span text:style-name="T37">system that plans meetings on the basis of the supervisor’s calendar to reduce conflicts with other plans, </text:span><text:span text:style-name="T38">a Document Management subsystem </text:span><text:span text:style-name="T39">whereby</text:span><text:span text:style-name="T38"> supervisors </text:span><text:span text:style-name="T39">can </text:span><text:span text:style-name="T38">set tasks </text:span><text:span text:style-name="T39">for </text:span><text:span text:style-name="T38">deliverable submission/re-submission </text:span><text:span text:style-name="T39">and track changes between documents</text:span><text:span text:style-name="T38">, </text:span><text:span text:style-name="T39">and lastly</text:span><text:span text:style-name="T37"> a </text:span><text:span text:style-name="T38">P</text:span><text:span text:style-name="T37">rogress </text:span><text:span text:style-name="T38">T</text:span><text:span text:style-name="T37">racker with Gantt chart visualization to provide a holistic picture for ensuring transparency in the project’s progress </text:span>(B<text:span text:style-name="T34">eekhy</text:span>, 2013)<text:span text:style-name="T37">.</text:span></text:p>
      <text:p text:style-name="P9"><text:span text:style-name="T37">Nonetheless, t</text:span>he primary limitation of the PSS <text:span text:style-name="T37">is </text:span>that <text:span text:style-name="T39">it lacks a feedback checking automation feature in order to have a significant reduction </text:span><text:span text:style-name="T40">in</text:span><text:span text:style-name="T39"> the supervisor’s workload</text:span>. <text:span text:style-name="T35">Another glaring weakness is its inability to send automated push notifications and reminders to users about appointments </text:span><text:span text:style-name="T34">(Beekhy, 2013, sec 8.2.2) and hence does not truly provide a solution to lower meeting absences</text:span><text:span text:style-name="T35">. </text:span></text:p>
      <text:h text:style-name="P10" text:outline-level="3"><text:span text:style-name="T41">3</text:span><text:span text:style-name="T42">) </text:span><text:span text:style-name="T41">Google </text:span><text:span text:style-name="T43">Workspace </text:span><text:span text:style-name="T44">for Education</text:span></text:h>
      <text:p text:style-name="P11"><text:span text:style-name="T43">Google Workspace for education is a suite for Google tools that empower schools and universities to streamline their learning environments (Google, 2025.-</text:span><text:span text:style-name="T45">a</text:span><text:span text:style-name="T43">). </text:span><text:span text:style-name="T45">The pertinent tools for developing a project management system for supervisors are Google Classroom, </text:span><text:span text:style-name="T46">Google Docs,</text:span><text:span text:style-name="T45"> </text:span><text:span text:style-name="T47">Google </text:span><text:span text:style-name="T48">Calendar</text:span><text:span text:style-name="T47"> and Google </text:span><text:span text:style-name="T48">Assignment</text:span><text:span text:style-name="T47">. </text:span><text:span text:style-name="T49">Google </text:span><text:span text:style-name="T48">Cl</text:span><text:span text:style-name="T49">assroom </text:span>(Google, 2025.-b)<text:span text:style-name="T49"> acts as the core of the system where </text:span><text:span text:style-name="T50">supervisors can </text:span><text:span text:style-name="T48">make</text:span><text:span text:style-name="T50"> classes for project students and </text:span><text:span text:style-name="T48">create</text:span><text:span text:style-name="T50"> assignments with deadlines. Its interoperability with Google Calendar </text:span>(Google, 2025.-c)<text:span text:style-name="T50"> may also provide a basis for meeting scheduling. </text:span><text:span text:style-name="T46">More importantly, </text:span><text:span text:style-name="T51">as</text:span><text:span text:style-name="T46"> an attempt to reduce overhead in the submission and feedback loop, supervisors can create a Google Docs </text:span><text:soft-page-break/><text:span text:style-name="T6">(Google, 2025.-d)</text:span><text:span text:style-name="T46"> file that natively supports versioning in each assignment and integrate it with the Google Assignment plugin </text:span><text:span text:style-name="T6">(Google, 2025.-e)</text:span><text:span text:style-name="T46"> </text:span><text:span text:style-name="T51">to</text:span><text:span text:style-name="T46"> prevent students from editing </text:span><text:span text:style-name="T51">or re-submitting </text:span><text:span text:style-name="T46">their work </text:span><text:span text:style-name="T51">while </text:span><text:span text:style-name="T46">feedback </text:span><text:span text:style-name="T51">is provided</text:span><text:span text:style-name="T46">.</text:span></text:p>
      <text:p text:style-name="P12">The advantage of leveraging Google Workspace for Education is that it can seamlessly integrate with tools commonly used by institutions, including the University of Mauritius which currently uses Gmail and Google Classroom. Nonetheless, its primary disadvantage lies in its inflexibility in customizing the submission feedback workflow for automation. Furthermore, it also lacks a sophisticated meeting scheduling system and an adequate progress tracking feature to monitor the project’s lifecycle.</text:p>
      <text:h text:style-name="P10" text:outline-level="3"><text:span text:style-name="T52">4</text:span><text:span text:style-name="T53">) </text:span><text:span text:style-name="T54">Moodle as a Final Year Project Management System (Khamaruddin et al., 2018)</text:span></text:h>
      <text:p text:style-name="P13"><text:span text:style-name="T6">Khamaruddin et al. (2018) proposes leveraging</text:span><text:span text:style-name="T55"> Moodle </text:span><text:span text:style-name="T56">(Moodle, 2025.-</text:span><text:span text:style-name="T57">a</text:span><text:span text:style-name="T56">)</text:span><text:span text:style-name="T55"> -</text:span><text:span text:style-name="T56"> an open-source Learning Management System </text:span><text:span text:style-name="T58">(LMS)</text:span><text:span text:style-name="T56"> – for </text:span><text:span text:style-name="T59">streamlining the processes of student-supervisor assignment, automated reminders, deliverable submission and feedback, and standardized online assessments. </text:span><text:span text:style-name="T58">Similar to other commercial solutions, Moodle separates its functionalities into </text:span><text:span text:style-name="T60">activity </text:span><text:span text:style-name="T58">modules, each developed for a specific task.</text:span><text:span text:style-name="T59"> Although the system lacks an appointment scheduling component, it attempts to provide a reminder system through </text:span><text:span text:style-name="T58">the</text:span><text:span text:style-name="T59"> forum activity module </text:span><text:span text:style-name="T60">(Moodle, 2025.-b)</text:span><text:span text:style-name="T59">. Moreover, the core submission and feedback loop </text:span><text:span text:style-name="T57">is implemented via the Assignment activity </text:span><text:span text:style-name="T60">module </text:span><text:span text:style-name="T57">(Moodle, 2025.-</text:span><text:span text:style-name="T60">c</text:span><text:span text:style-name="T57">)</text:span><text:span text:style-name="T59"> </text:span><text:span text:style-name="T57">and tracking of progress updates via the Course administration </text:span><text:span text:style-name="T60">module</text:span><text:span text:style-name="T57"> (Moodle, 2025.-</text:span><text:span text:style-name="T60">d</text:span><text:span text:style-name="T57">)</text:span></text:p>
      <text:p text:style-name="P14"><text:span text:style-name="T61">While</text:span> th<text:span text:style-name="T62">is</text:span> final year project management system <text:span text:style-name="T62">remains a budget-friendly option and</text:span> provides a functional workflow, it lacks <text:span text:style-name="T63">the flexibility for accommodating</text:span> specialized features of a dedicated system such as Gantt chart visualization for progress monitoring or <text:span text:style-name="T61">versioning for document submissions. Its other obvious limitations include the absence of a meeting planning and feedback checking system. </text:span></text:p>
      <text:h text:style-name="P15" text:outline-level="3"><text:span text:style-name="T41">5</text:span><text:span text:style-name="T42">) </text:span><text:span text:style-name="T64">Final Year Project Management System for Information Technology Programmes (Leung et al., 2018)</text:span></text:h>
      <text:p text:style-name="P16">The Final Year Project Management System by Leung et al. (2018), is a web platform designed around a group-based workflow for students and supervisors. <text:span text:style-name="T52">I</text:span><text:span text:style-name="T65">t distinguishes itself </text:span><text:soft-page-break/><text:span text:style-name="T65">from other solutions by providing a File Sharing and Repository module that manages documents as well as source code. Furthermore, </text:span><text:span text:style-name="T66">its Project Management module provides students with a shared workspace and a scheduler for them to create tasks and set deadlines</text:span><text:span text:style-name="T65">. </text:span><text:span text:style-name="T66">It also consists of a basic progress tracking feature for each student.</text:span></text:p>
      <text:p text:style-name="P16">However, this <text:span text:style-name="T65">group-based architecture makes it unsuitable for one-on-one supervision, </text:span><text:span text:style-name="T66">especially </text:span><text:span text:style-name="T65">when its only advantage</text:span><text:span text:style-name="T66">s</text:span><text:span text:style-name="T65"> over other solutions in this aspect is handling the student’s work alongside his/her source code, </text:span><text:span text:style-name="T66">and the possibility of adapting the scheduler component for individual use</text:span><text:span text:style-name="T65">. It also lacks other key features such as meeting scheduling and feedback compliance checking automation. </text:span></text:p>
      <text:p text:style-name="P17"/>
      <text:h text:style-name="P18" text:outline-level="1"><text:span text:style-name="T67">References</text:span></text:h>
      <text:p text:style-name="P19"><text:span text:style-name="T68">Creatrix Campus (</text:span><text:span text:style-name="T69">2025.-</text:span><text:span text:style-name="T70">a</text:span><text:span text:style-name="T68">). </text:span><text:span text:style-name="T70">Higher Education Solutions for Modern Campuses | Creatrix Campus</text:span><text:span text:style-name="T68"> [online] Available at: </text:span><text:a xlink:type="simple" xlink:href="https://www.creatrixcampus.com/" text:style-name="Internet_20_link" text:visited-style-name="Visited_20_Internet_20_Link"><text:span text:style-name="T68">https://www.creatrixcampus.com/</text:span></text:a><text:span text:style-name="T68"> [Accessed 1</text:span><text:span text:style-name="T70">4</text:span><text:span text:style-name="T68"> September 2025].</text:span></text:p>
      <text:p text:style-name="P20"><text:span text:style-name="T68">Creatrix Campus (</text:span><text:span text:style-name="T71">2025</text:span><text:span text:style-name="T68">.-</text:span><text:span text:style-name="T72">b</text:span><text:span text:style-name="T68">). </text:span><text:span text:style-name="T73">Thesis Management System</text:span><text:span text:style-name="T68">. [online] Available at: </text:span><text:a xlink:type="simple" xlink:href="https://www.creatrixcampus.com/thesis-management-system" office:target-frame-name="_blank" xlink:show="new" text:style-name="Internet_20_link" text:visited-style-name="Visited_20_Internet_20_Link"><text:span text:style-name="T68">https://www.creatrixcampus.com/thesis-management-system</text:span></text:a><text:span text:style-name="T68"> [Accessed 13 September 2025].</text:span></text:p>
      <text:p text:style-name="P20"><text:span text:style-name="T68">Creatrix Campus (</text:span><text:span text:style-name="T74">2025.-</text:span><text:span text:style-name="T72">c</text:span><text:span text:style-name="T68">). </text:span><text:span text:style-name="T73">Meeting Management Software Higher Education</text:span><text:span text:style-name="T68">. [online] Available at: </text:span><text:a xlink:type="simple" xlink:href="https://www.creatrixcampus.com/Meeting-Management-Software-Higher-Education" office:target-frame-name="_blank" xlink:show="new" text:style-name="Internet_20_link" text:visited-style-name="Visited_20_Internet_20_Link"><text:span text:style-name="T68">https://www.creatrixcampus.com/Meeting-Management-Software-Higher-Education</text:span></text:a><text:span text:style-name="T68"> [Accessed 13 September 2025].</text:span></text:p>
      <text:p text:style-name="P21">Beekhy, B.S. (2013). <text:span text:style-name="T75">A web based final year project supervision system</text:span>. Undergraduate dissertation, University of Mauritius. [online] Available at: <text:a xlink:type="simple" xlink:href="https://library.uom.ac.mu/libero/WebOpac.cls?VERSION=2&amp;ACTION=DISPLAY&amp;RSN=10186243&amp;DATA=UOM&amp;TOKEN=3aRe4tVlUx2857&amp;Z=1&amp;SET=1" text:style-name="Internet_20_link" text:visited-style-name="Visited_20_Internet_20_Link">https://library.uom.ac.mu/libero/WebOpac.cls?VERSION=2&amp;ACTION=DISPLAY&amp;RSN=10186243</text:a> <text:s/>[Accessed 1<text:span text:style-name="T76">4</text:span> September 2025].</text:p>
      <text:p text:style-name="P22"><text:span text:style-name="T68">Google (2025.-</text:span><text:span text:style-name="T77">a</text:span><text:span text:style-name="T68">). </text:span><text:span text:style-name="T73">Compare G Suite editions</text:span><text:span text:style-name="T68">. [online] Available at: </text:span><text:a xlink:type="simple" xlink:href="https://support.google.com/a/answer/7370133?hl=en" office:target-frame-name="_blank" xlink:show="new" text:style-name="Internet_20_link" text:visited-style-name="Visited_20_Internet_20_Link"><text:span text:style-name="T68">https://support.google.com/a/answer/7370133?hl=en</text:span></text:a><text:span text:style-name="T68"> [Accessed 15 September 2025].</text:span></text:p>
      <text:p text:style-name="P22"><text:span text:style-name="T68">Google (2025.-b). </text:span><text:span text:style-name="T73">Google Classroom</text:span><text:span text:style-name="T68">. [online] Available at: </text:span><text:a xlink:type="simple" xlink:href="https://edu.google.com/workspace-for-education/classroom/" office:target-frame-name="_blank" xlink:show="new" text:style-name="Internet_20_link" text:visited-style-name="Visited_20_Internet_20_Link"><text:span text:style-name="T68">https://edu.google.com/workspace-for-education/classroom/</text:span></text:a><text:span text:style-name="T68"> [Accessed 15 September 2025].</text:span></text:p>
      <text:p text:style-name="P22"><text:span text:style-name="T68">Google (2025.-c). </text:span><text:span text:style-name="T73">Google Calendar</text:span><text:span text:style-name="T68">. [online] Available at: </text:span><text:a xlink:type="simple" xlink:href="https://www.google.com/calendar/about/" office:target-frame-name="_blank" xlink:show="new" text:style-name="Internet_20_link" text:visited-style-name="Visited_20_Internet_20_Link"><text:span text:style-name="T68">https://www.google.com/calendar/about/</text:span></text:a><text:span text:style-name="T68"> [Accessed 15 September 2025].</text:span></text:p>
      <text:p text:style-name="P22"><text:soft-page-break/><text:span text:style-name="T68">Google (2025.-d). </text:span><text:span text:style-name="T73">See what’s changed in a file - Google Docs Editors Help</text:span><text:span text:style-name="T68">. [online] Available at: </text:span><text:a xlink:type="simple" xlink:href="https://support.google.com/docs/answer/190843?hl=en&amp;co=GENIE.Platform%3DDesktop" office:target-frame-name="_blank" xlink:show="new" text:style-name="Internet_20_link" text:visited-style-name="Visited_20_Internet_20_Link"><text:span text:style-name="T68">https://support.google.com/docs/answer/190843?hl=en&amp;co=GENIE.Platform%3DDesktop</text:span></text:a><text:span text:style-name="T68"> [Accessed 15 September 2025].</text:span></text:p>
      <text:p text:style-name="P22"><text:span text:style-name="T68">Google (2025.-e). </text:span><text:span text:style-name="T73">About Assignments - Google for Education</text:span><text:span text:style-name="T68">. [online] Available at: </text:span><text:a xlink:type="simple" xlink:href="https://edu.google.com/assignments/" office:target-frame-name="_blank" xlink:show="new" text:style-name="Internet_20_link" text:visited-style-name="Visited_20_Internet_20_Link"><text:span text:style-name="T68">https://edu.google.com/assignments/</text:span></text:a><text:span text:style-name="T68"> [Accessed 15 September 2025].</text:span></text:p>
      <text:p text:style-name="P23"><text:span text:style-name="T78">Moodle (2025.-</text:span><text:span text:style-name="T70">a</text:span><text:span text:style-name="T78">). MoodleDocs </text:span><text:span text:style-name="T79">(Moodle 5.0 Documentation)</text:span><text:span text:style-name="T78">. [online] Available at: </text:span><text:a xlink:type="simple" xlink:href="https://docs.moodle.org/500/en/Features" text:style-name="Internet_20_link" text:visited-style-name="Visited_20_Internet_20_Link"><text:span text:style-name="T68">https://docs.moodle.org/500/en/Features</text:span></text:a><text:span text:style-name="T68"> </text:span><text:span text:style-name="T78">[Accessed 14 September 2025]</text:span></text:p>
      <text:p text:style-name="P20"><text:span text:style-name="T68">Moodle (</text:span><text:span text:style-name="T77">2025.-b</text:span><text:span text:style-name="T68">). </text:span><text:span text:style-name="T73">Forum activity (Moodle 5.0 Documentation)</text:span><text:span text:style-name="T68">. [online] Available at: </text:span><text:a xlink:type="simple" xlink:href="https://docs.moodle.org/500/en/Forum_activity" office:target-frame-name="_blank" xlink:show="new" text:style-name="Internet_20_link" text:visited-style-name="Visited_20_Internet_20_Link"><text:span text:style-name="T68">https://docs.moodle.org/500/en/Forum_activity</text:span></text:a><text:span text:style-name="T68"> [Accessed 15 September 2025].</text:span></text:p>
      <text:p text:style-name="P23"><text:span text:style-name="T78">Moodle (2025.-</text:span><text:span text:style-name="T77">c</text:span><text:span text:style-name="T78">). </text:span><text:span text:style-name="T70">Assignment Activity </text:span><text:span text:style-name="T80">(Moodle 5.0 Documentation)</text:span><text:span text:style-name="T78">. [online] Available at: </text:span><text:a xlink:type="simple" xlink:href="https://docs.moodle.org/500/en/Assignment_activity" text:style-name="Internet_20_link" text:visited-style-name="Visited_20_Internet_20_Link"><text:span text:style-name="T78">https://docs.moodle.org/500/en/Assignment_activity</text:span></text:a><text:span text:style-name="T78"> [Accessed 14 September 2025]</text:span></text:p>
      <text:p text:style-name="P23"><text:span text:style-name="T78">Moodle (2025.-</text:span><text:span text:style-name="T77">d</text:span><text:span text:style-name="T78">). </text:span><text:span text:style-name="T70">Assignment Activity </text:span><text:span text:style-name="T80">(Moodle 5.0 Documentation)</text:span><text:span text:style-name="T78">. [online] Available at: </text:span><text:a xlink:type="simple" xlink:href="https://docs.moodle.org/500/en/Tracking_progress" text:style-name="Internet_20_link" text:visited-style-name="Visited_20_Internet_20_Link"><text:span text:style-name="T68">https://docs.moodle.org/500/en/Tracking_progress</text:span></text:a><text:span text:style-name="T68"> </text:span><text:span text:style-name="T78">[Accessed 14 September 2025]</text:span></text:p>
      <text:p text:style-name="P24">Khamaruddin, M.K., Abdul Manaf, A. and Mohd Nordin, M. (2018). Moodle as a Final Year Project Management System. <text:span text:style-name="T75">International Journal of Modern Education and Computer Science</text:span>, 10(7), pp. 9–14.</text:p>
      <text:p text:style-name="P24">Leung, C.H., Cheng, K.K., Yuen, P.K. and Ng, C.S. (2018). Final Year Project Management System for Information Technology Programmes. <text:span text:style-name="T75">2018 International Symposium on Educational Technology (ISET)</text:span>, pp. 195–199.</text:p>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3T15:01:44.789201829</meta:creation-date>
    <dc:date>2025-09-15T12:03:37.979736073</dc:date>
    <meta:editing-duration>PT47M26S</meta:editing-duration>
    <meta:editing-cycles>7</meta:editing-cycles>
    <meta:generator>LibreOffice/25.2.3.2$Linux_X86_64 LibreOffice_project/520$Build-2</meta:generator>
    <meta:document-statistic meta:table-count="0" meta:image-count="0" meta:object-count="0" meta:page-count="5" meta:paragraph-count="34" meta:word-count="1356" meta:character-count="10463" meta:non-whitespace-character-count="9137"/>
  </office:meta>
</office:document-meta>
</file>